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0.398cm" table:align="left"/>
    </style:style>
    <style:style style:name="Таблица2.A" style:family="table-column">
      <style:table-column-properties style:column-width="11.437cm"/>
    </style:style>
    <style:style style:name="Таблица2.B" style:family="table-column">
      <style:table-column-properties style:column-width="8.961cm"/>
    </style:style>
    <style:style style:name="Таблица2.A1" style:family="table-cell">
      <style:table-cell-properties style:vertical-align="middle" fo:padding="0.049cm" fo:border="none"/>
    </style:style>
    <style:style style:name="Таблица1" style:family="table">
      <style:table-properties style:width="20.398cm" table:align="left"/>
    </style:style>
    <style:style style:name="Таблица1.A" style:family="table-column">
      <style:table-column-properties style:column-width="11.259cm"/>
    </style:style>
    <style:style style:name="Таблица1.B" style:family="table-column">
      <style:table-column-properties style:column-width="9.139cm"/>
    </style:style>
    <style:style style:name="Таблица1.A1" style:family="table-cell">
      <style:table-cell-properties style:vertical-align="middle" fo:padding="0.049cm" fo:border="none"/>
    </style:style>
    <style:style style:name="Таблица3" style:family="table">
      <style:table-properties style:width="20.398cm" table:align="left"/>
    </style:style>
    <style:style style:name="Таблица3.A" style:family="table-column">
      <style:table-column-properties style:column-width="8.818cm"/>
    </style:style>
    <style:style style:name="Таблица3.B" style:family="table-column">
      <style:table-column-properties style:column-width="11.58cm"/>
    </style:style>
    <style:style style:name="Таблица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83838" fo:font-size="11pt" style:font-size-asian="11pt" style:font-size-complex="11pt"/>
    </style:style>
    <style:style style:name="P3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383838" fo:font-size="11pt" fo:font-weight="bold" style:font-size-asian="11pt" style:font-size-complex="11pt"/>
    </style:style>
    <style:style style:name="P4" style:family="paragraph" style:parent-style-name="Table_20_Contents">
      <style:paragraph-properties fo:margin-top="0cm" fo:margin-bottom="0cm" fo:text-align="start" style:justify-single-word="false" fo:padding="0cm" fo:border="none"/>
      <style:text-properties fo:color="#383838" fo:font-size="11pt" style:font-size-asian="11pt" style:font-size-complex="11pt"/>
    </style:style>
    <style:style style:name="T1" style:family="text">
      <style:text-properties fo:font-variant="normal" fo:text-transform="none" fo:color="#333333" style:font-name="Times New Roman" fo:letter-spacing="normal" fo:language="ru" fo:country="RU" fo:font-style="normal" fo:font-weight="bold" style:font-weight-asian="bold" style:font-weight-complex="bold"/>
    </style:style>
    <style:style style:name="T2" style:family="text">
      <style:text-properties fo:font-variant="normal" fo:text-transform="none" fo:color="#333333" style:font-name="Times New Roman" fo:letter-spacing="normal" fo:language="ru" fo:country="RU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333333" style:font-name="Times New Roman" fo:letter-spacing="normal" fo:language="en" fo:country="US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Times New Roman" fo:letter-spacing="normal" fo:language="ru" fo:country="RU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066cc" style:font-name="Times New Roman" fo:letter-spacing="normal" fo:language="ru" fo:country="RU" fo:font-style="normal" fo:font-weight="bold" style:font-weight-asian="bold" style:font-weight-complex="bold"/>
    </style:style>
    <style:style style:name="T6" style:family="text">
      <style:text-properties fo:font-variant="normal" fo:text-transform="none" fo:color="#0066cc" style:font-name="Times New Roman" fo:letter-spacing="normal" fo:language="ru" fo:country="RU" fo:font-style="normal"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о ценам, наименованию закупки, виду закупки , наименованию заказчика все соответствует все ОК!</text:span><text:span text:style-name="T2"><text:line-break/><text:line-break/>Заказчик не одинаковую информацию выкладывает по всем видам закупок , для примера я указал ссылки на виды закупок, чтобы ты увидел что отображается на закупках в зависимости от вида тендера.</text:span><text:span text:style-name="T1"><text:line-break/><text:line-break/><text:line-break/>По </text:span><text:span text:style-name="T3">44</text:span><text:span text:style-name="T1"> ФЗ<text:line-break/><text:line-break/>1. </text:span><text:span text:style-name="T5">Если </text:span><text:span text:style-name="T6">Запрос Котировок </text:span><text:span text:style-name="T5">, то информация должно отображаться в блоке <text:s/>Порядок размещения :</text:span><text:span text:style-name="T4"><text:line-break/><text:line-break/>Пример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ата и время начала подачи котировочных заявок</text:p>
          </table:table-cell>
          <table:table-cell table:style-name="Таблица2.A1" office:value-type="string">
            <text:p text:style-name="P2">01.04.2015 09:00</text:p>
          </table:table-cell>
        </table:table-row>
        <table:table-row>
          <table:table-cell table:style-name="Таблица2.A1" office:value-type="string">
            <text:p text:style-name="P3">Дата и время окончания подачи котировочных заявок</text:p>
          </table:table-cell>
          <table:table-cell table:style-name="Таблица2.A1" office:value-type="string">
            <text:p text:style-name="P2">09.04.2015 11:00</text:p>
          </table:table-cell>
        </table:table-row>
        <table:table-row>
          <table:table-cell table:style-name="Таблица2.A1" office:value-type="string">
            <text:p text:style-name="P3">Место подачи котировочных заявок</text:p>
          </table:table-cell>
          <table:table-cell table:style-name="Таблица2.A1" office:value-type="string">
            <text:p text:style-name="P2">Российская Федерация, 236006, Калининградская обл, Калининград г, Московский проспект, 95.</text:p>
          </table:table-cell>
        </table:table-row>
        <table:table-row>
          <table:table-cell table:style-name="Таблица2.A1" office:value-type="string">
            <text:p text:style-name="P3"/>
            <text:p text:style-name="P3">Место вскрытия конвертов с заявками (или) открытия доступа к поданным в форме электронных документов заявкам на участие в запросе котировок</text:p>
          </table:table-cell>
          <table:table-cell table:style-name="Таблица2.A1" office:value-type="string">
            <text:p text:style-name="P1"/>
            <text:p text:style-name="P2">Российская Федерация, 236006, Калининградская обл, Калининград г, Московский проспект, 95.</text:p>
          </table:table-cell>
        </table:table-row>
        <table:table-row>
          <table:table-cell table:style-name="Таблица2.A1" office:value-type="string">
            <text:p text:style-name="P3">Дата и время вскрытия конвертов с заявками (или) открытия доступа к поданным в форме электронных документов заявкам на участие в запросе котировок</text:p>
          </table:table-cell>
          <table:table-cell table:style-name="Таблица2.A1" office:value-type="string">
            <text:p text:style-name="P4">09.04.2015 11:00</text:p>
          </table:table-cell>
        </table:table-row>
      </table:table>
      <text:p text:style-name="P1"><text:span text:style-name="T4"><text:line-break/>Пример запроса котировок:<text:line-break/>http://zakupki.gov.ru/epz/order/notice/zk44/view/common-info.html?regNumber=0167200003415001190</text:span><text:span text:style-name="T1"><text:line-break/></text:span><text:span text:style-name="T2"><text:line-break/>2. </text:span><text:span text:style-name="T5">Если </text:span><text:span text:style-name="T6">Электронный аукцион </text:span><text:span text:style-name="T5"><text:s/>, то информация должно отображаться в блоке <text:s/>Порядок размещения :</text:span><text:line-break/></text:p>
      <text:p text:style-name="P1">Пример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ата и время начала подачи заявок</text:p>
          </table:table-cell>
          <table:table-cell table:style-name="Таблица1.A1" office:value-type="string">
            <text:p text:style-name="P2">31.03.2015 12:00</text:p>
          </table:table-cell>
        </table:table-row>
        <table:table-row>
          <table:table-cell table:style-name="Таблица1.A1" office:value-type="string">
            <text:p text:style-name="P3">Дата и время окончания подачи заявок</text:p>
          </table:table-cell>
          <table:table-cell table:style-name="Таблица1.A1" office:value-type="string">
            <text:p text:style-name="P2">13.04.2015 09:00</text:p>
          </table:table-cell>
        </table:table-row>
        <table:table-row>
          <table:table-cell table:style-name="Таблица1.A1" office:value-type="string">
            <text:p text:style-name="P3">Место подачи заявок</text:p>
          </table:table-cell>
          <table:table-cell table:style-name="Таблица1.A1" office:value-type="string">
            <text:p text:style-name="P2">http://www.rts-tender.ru</text:p>
          </table:table-cell>
        </table:table-row>
        <table:table-row>
          <table:table-cell table:style-name="Таблица1.A1" office:value-type="string">
            <text:p text:style-name="P3">Порядок подачи заявок</text:p>
          </table:table-cell>
          <table:table-cell table:style-name="Таблица1.A1" office:value-type="string">
            <text:p text:style-name="P2">В соответствии с документацией об электронном аукционе</text:p>
          </table:table-cell>
        </table:table-row>
        <table:table-row>
          <table:table-cell table:style-name="Таблица1.A1" office:value-type="string">
            <text:p text:style-name="P3">Дата окончания срока рассмотрения первых частей заявок участников</text:p>
          </table:table-cell>
          <table:table-cell table:style-name="Таблица1.A1" office:value-type="string">
            <text:p text:style-name="P2">16.04.2015</text:p>
          </table:table-cell>
        </table:table-row>
        <table:table-row>
          <table:table-cell table:style-name="Таблица1.A1" office:value-type="string">
            <text:p text:style-name="P3">Дата проведения аукциона в электронной форме</text:p>
          </table:table-cell>
          <table:table-cell table:style-name="Таблица1.A1" office:value-type="string">
            <text:p text:style-name="P2">20.04.2015</text:p>
          </table:table-cell>
        </table:table-row>
        <table:table-row>
          <table:table-cell table:style-name="Таблица1.A1" office:value-type="string">
            <text:p text:style-name="P3">Время проведения аукциона</text:p>
          </table:table-cell>
          <table:table-cell table:style-name="Таблица1.A1" office:value-type="string">
            <text:p text:style-name="P4">10:05</text:p>
          </table:table-cell>
        </table:table-row>
      </table:table>
      <text:p text:style-name="P1"><text:line-break/>Пример электронного аукциона<text:line-break/>http://zakupki.gov.ru/epz/order/notice/ea44/view/common-info.html?regNumber=0377300005215000017<text:line-break/><text:line-break/><text:line-break/><text:line-break/>3. <text:span text:style-name="T5">Если </text:span><text:span text:style-name="T6">Конкурс</text:span><text:span text:style-name="T5"> , то информация должно отображаться в блоке <text:s/>Порядок размещения, причем если конкурс двух этапный, такая таблица по первому и по второму должна отображаться :<text:line-break/></text:span><text:line-break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Дата и время начала подачи заявок (по местному времени)</text:p>
          </table:table-cell>
          <table:table-cell table:style-name="Таблица3.A1" office:value-type="string">
            <text:p text:style-name="P2">24.04.2015 09:00</text:p>
          </table:table-cell>
        </table:table-row>
        <table:table-row>
          <table:table-cell table:style-name="Таблица3.A1" office:value-type="string">
            <text:p text:style-name="P3">Дата и время окончания подачи заявок (по местному времени)</text:p>
          </table:table-cell>
          <table:table-cell table:style-name="Таблица3.A1" office:value-type="string">
            <text:p text:style-name="P2">30.04.2015 11:00</text:p>
          </table:table-cell>
        </table:table-row>
        <table:table-row>
          <table:table-cell table:style-name="Таблица3.A1" office:value-type="string">
            <text:p text:style-name="P3">Место подачи заявок</text:p>
          </table:table-cell>
          <table:table-cell table:style-name="Таблица3.A1" office:value-type="string">
            <text:p text:style-name="P2">Российская Федерация, 652700, Кемеровская обл, Киселевск г, Унжакова, 8А, 3 этаж кабинет № 4</text:p>
          </table:table-cell>
        </table:table-row>
        <table:table-row>
          <table:table-cell table:style-name="Таблица3.A1" office:value-type="string">
            <text:p text:style-name="P3">Порядок подачи заявок</text:p>
          </table:table-cell>
          <table:table-cell table:style-name="Таблица3.A1" office:value-type="string">
            <text:p text:style-name="P2">Участник конкурса подает в письменной форме окончательную заявку на участие в конкурсе в запечатанном конверте, не позволяющем просматривать содержание заявки до вскрытия, в <text:soft-page-break/>соответствии с требованиями конкурсной документации</text:p>
          </table:table-cell>
        </table:table-row>
        <table:table-row>
          <table:table-cell table:style-name="Таблица3.A1" office:value-type="string">
            <text:p text:style-name="P3">Дата и время вскрытия конвертов с заявками и (или) открытия доступа к поданным в форме электронных документов заявкам (по местному времени)</text:p>
          </table:table-cell>
          <table:table-cell table:style-name="Таблица3.A1" office:value-type="string">
            <text:p text:style-name="P2">30.04.2015 11:00</text:p>
          </table:table-cell>
        </table:table-row>
        <table:table-row>
          <table:table-cell table:style-name="Таблица3.A1" office:value-type="string">
            <text:p text:style-name="P3">Место вскрытия конвертов с заявками и (или) открытия доступа к поданным в форме электронных документов заявкам</text:p>
          </table:table-cell>
          <table:table-cell table:style-name="Таблица3.A1" office:value-type="string">
            <text:p text:style-name="P2">Российская Федерация, 652700, Кемеровская обл, Киселевск г, Унжакова, 8А, -</text:p>
          </table:table-cell>
        </table:table-row>
        <table:table-row>
          <table:table-cell table:style-name="Таблица3.A1" office:value-type="string">
            <text:p text:style-name="P3"/>
            <text:p text:style-name="P3">Дата и время рассмотрения и оценки заявок (по местному времени)</text:p>
          </table:table-cell>
          <table:table-cell table:style-name="Таблица3.A1" office:value-type="string">
            <text:p text:style-name="P2"/>
            <text:p text:style-name="P2">30.04.2015 09:00</text:p>
          </table:table-cell>
        </table:table-row>
        <table:table-row>
          <table:table-cell table:style-name="Таблица3.A1" office:value-type="string">
            <text:p text:style-name="P3">Место рассмотрения и оценки заявок</text:p>
          </table:table-cell>
          <table:table-cell table:style-name="Таблица3.A1" office:value-type="string">
            <text:p text:style-name="P4">Российская Федерация, 652700, Кемеровская обл, Киселевск г, Унжакова, 8А, 3 этаж кабинет № 4</text:p>
          </table:table-cell>
        </table:table-row>
      </table:table>
      <text:p text:style-name="P1"><text:line-break/>Пример двухэтапного конкурса вот: <text:line-break/><text:a xlink:type="simple" xlink:href="http://zakupki.gov.ru/epz/order/notice/okd44/view/common-info.html?regNumber=0339300034215000017" text:style-name="Internet_20_link" text:visited-style-name="Visited_20_Internet_20_Link">http://zakupki.gov.ru/epz/order/notice/okd44/view/common-info.html?regNumber=0339300034215000017</text:a><text:line-break/><text:line-break/>Пример одноэтапного конкурса:<text:line-break/>http://zakupki.gov.ru/epz/order/notice/ok44/view/common-info.html?regNumber=016030004211500002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12cm" fo:margin-bottom="2.016cm" fo:margin-left="0.362cm" fo:margin-right="0.2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5-26T16:19:44.89</meta:creation-date>
    <dc:date>2015-07-02T20:56:37.34</dc:date>
    <meta:editing-duration>PT2H23M15S</meta:editing-duration>
    <meta:editing-cycles>10</meta:editing-cycles>
    <meta:generator>OpenOffice/4.1.0$Win32 OpenOffice.org_project/410m18$Build-9764</meta:generator>
    <meta:document-statistic meta:table-count="3" meta:image-count="0" meta:object-count="0" meta:page-count="2" meta:paragraph-count="45" meta:word-count="406" meta:character-count="3254"/>
  </office:meta>
</office:document-meta>
</file>